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 style:data-style-name="N11"/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ashes (x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x64)'.B1:'Hashes (x64)'.F1 'Hashes (x64)'.A2:'Hashes (x64)'.A2 'Hashes (x64)'.B2:'Hashes (x64)'.F2 'Hashes (x64)'.A3:'Hashes (x64)'.A3 'Hashes (x64)'.B3:'Hashes (x64)'.F3 'Hashes (x64)'.A4:'Hashes (x64)'.A4 'Hashes (x64)'.B4:'Hashes (x64)'.F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664" calcext:value-type="float">
            <text:p>1664</text:p>
          </table:table-cell>
          <table:table-cell office:value-type="float" office:value="989" calcext:value-type="float">
            <text:p>989</text:p>
          </table:table-cell>
          <table:table-cell office:value-type="float" office:value="1004" calcext:value-type="float">
            <text:p>1004</text:p>
          </table:table-cell>
          <table:table-cell office:value-type="float" office:value="1558" calcext:value-type="float">
            <text:p>1558</text:p>
          </table:table-cell>
          <table:table-cell office:value-type="float" office:value="1561" calcext:value-type="float">
            <text:p>1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1793" calcext:value-type="float">
            <text:p>1793</text:p>
          </table:table-cell>
          <table:table-cell office:value-type="float" office:value="977" calcext:value-type="float">
            <text:p>977</text:p>
          </table:table-cell>
          <table:table-cell office:value-type="float" office:value="1016" calcext:value-type="float">
            <text:p>1016</text:p>
          </table:table-cell>
          <table:table-cell office:value-type="float" office:value="1559" calcext:value-type="float">
            <text:p>1559</text:p>
          </table:table-cell>
          <table:table-cell office:value-type="float" office:value="1530" calcext:value-type="float">
            <text:p>1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1654" calcext:value-type="float">
            <text:p>1654</text:p>
          </table:table-cell>
          <table:table-cell office:value-type="float" office:value="992" calcext:value-type="float">
            <text:p>992</text:p>
          </table:table-cell>
          <table:table-cell office:value-type="float" office:value="994" calcext:value-type="float">
            <text:p>994</text:p>
          </table:table-cell>
          <table:table-cell office:value-type="float" office:value="1526" calcext:value-type="float">
            <text:p>1526</text:p>
          </table:table-cell>
          <table:table-cell office:value-type="float" office:value="1531" calcext:value-type="float">
            <text:p>153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5" table:formula="of:=[.B$3]/[.B$2]" office:value-type="percentage" office:value="1.07752403846154" calcext:value-type="percentage">
            <text:p>107.75%</text:p>
          </table:table-cell>
          <table:table-cell table:style-name="ce5" table:formula="of:=[.C$3]/[.C$2]" office:value-type="percentage" office:value="0.987866531850354" calcext:value-type="percentage">
            <text:p>98.79%</text:p>
          </table:table-cell>
          <table:table-cell table:style-name="ce5" table:formula="of:=[.D$3]/[.D$2]" office:value-type="percentage" office:value="1.01195219123506" calcext:value-type="percentage">
            <text:p>101.20%</text:p>
          </table:table-cell>
          <table:table-cell table:style-name="ce5" table:formula="of:=[.E$3]/[.E$2]" office:value-type="percentage" office:value="1.00064184852375" calcext:value-type="percentage">
            <text:p>100.06%</text:p>
          </table:table-cell>
          <table:table-cell table:style-name="ce5" table:formula="of:=[.F$3]/[.F$2]" office:value-type="percentage" office:value="0.980140935297886" calcext:value-type="percentage">
            <text:p>98.01%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5" table:formula="of:=[.B4]/[.B$2]" office:value-type="percentage" office:value="0.993990384615385" calcext:value-type="percentage">
            <text:p>99.40%</text:p>
          </table:table-cell>
          <table:table-cell table:style-name="ce5" table:formula="of:=[.C4]/[.C$2]" office:value-type="percentage" office:value="1.00303336703741" calcext:value-type="percentage">
            <text:p>100.30%</text:p>
          </table:table-cell>
          <table:table-cell table:style-name="ce5" table:formula="of:=[.D4]/[.D$2]" office:value-type="percentage" office:value="0.99003984063745" calcext:value-type="percentage">
            <text:p>99.00%</text:p>
          </table:table-cell>
          <table:table-cell table:style-name="ce5" table:formula="of:=[.E4]/[.E$2]" office:value-type="percentage" office:value="0.979460847240051" calcext:value-type="percentage">
            <text:p>97.95%</text:p>
          </table:table-cell>
          <table:table-cell table:style-name="ce5" table:formula="of:=[.F4]/[.F$2]" office:value-type="percentage" office:value="0.980781550288277" calcext:value-type="percentage">
            <text:p>98.08%</text:p>
          </table:table-cell>
          <table:table-cell table:number-columns-repeated="2"/>
        </table:table-row>
      </table:table>
      <table:table table:name="SpamSum (x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x64)'.B1:'SpamSum (x64)'.B1 'SpamSum (x64)'.A2:'SpamSum (x64)'.A2 'SpamSum (x64)'.B2:'SpamSum (x64)'.B2 'SpamSum (x64)'.A3:'SpamSum (x64)'.A3 'SpamSum (x64)'.B3:'SpamSum (x64)'.B3 'SpamSum (x64)'.A4:'SpamSum (x64)'.A4 'SpamSum (x64)'.B4:'SpamSum (x64)'.B4 'SpamSum (x64)'.A5:'SpamSum (x64)'.A5 'SpamSum (x64)'.B5:'SpamSum (x64)'.B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2.12" calcext:value-type="float">
            <text:p>12.12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19.54" calcext:value-type="float">
            <text:p>19.5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5" table:formula="of:=[.B2]/[.B3]" office:value-type="percentage" office:value="1.00831946755408" calcext:value-type="percentage">
            <text:p>100.83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5" table:formula="of:=[.B2]/[.B4]" office:value-type="percentage" office:value="0.627979274611399" calcext:value-type="percentage">
            <text:p>62.80%</text:p>
          </table:table-cell>
        </table:table-row>
      </table:table>
      <table:table table:name="Checksums (arm64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arm64)'.B1:'Checksums (arm64)'.H1 'Checksums (arm64)'.A2:'Checksums (arm64)'.A2 'Checksums (arm64)'.B2:'Checksums (arm64)'.H2 'Checksums (arm64)'.A3:'Checksums (arm64)'.A3 'Checksums (arm64)'.B3:'Checksums (arm64)'.H3 'Checksums (arm64)'.A4:'Checksums (arm64)'.A4 'Checksums (arm64)'.B4:'Checksums (arm64)'.H4 'Checksums (arm64)'.A5:'Checksums (arm64)'.A5 'Checksums (arm64)'.B5:'Checksums (arm64)'.H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arm64)'.B9:'Checksums (arm64)'.H9 'Checksums (arm64)'.A10:'Checksums (arm64)'.A10 'Checksums (arm64)'.B10:'Checksums (arm64)'.H10 'Checksums (arm64)'.A11:'Checksums (arm64)'.A11 'Checksums (arm64)'.B11:'Checksums (arm64)'.H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35.512" calcext:value-type="float">
            <text:p>35.512</text:p>
          </table:table-cell>
          <table:table-cell office:value-type="float" office:value="22.382" calcext:value-type="float">
            <text:p>22.382</text:p>
          </table:table-cell>
          <table:table-cell office:value-type="float" office:value="22.93" calcext:value-type="float">
            <text:p>22.93</text:p>
          </table:table-cell>
          <table:table-cell office:value-type="float" office:value="22.326" calcext:value-type="float">
            <text:p>22.326</text:p>
          </table:table-cell>
          <table:table-cell office:value-type="float" office:value="23.82" calcext:value-type="float">
            <text:p>23.82</text:p>
          </table:table-cell>
          <table:table-cell office:value-type="float" office:value="33.788" calcext:value-type="float">
            <text:p>33.788</text:p>
          </table:table-cell>
          <table:table-cell office:value-type="float" office:value="34.586" calcext:value-type="float">
            <text:p>34.5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9.771" calcext:value-type="float">
            <text:p>9.771</text:p>
          </table:table-cell>
          <table:table-cell office:value-type="float" office:value="16.371" calcext:value-type="float">
            <text:p>16.371</text:p>
          </table:table-cell>
          <table:table-cell office:value-type="float" office:value="17.814" calcext:value-type="float">
            <text:p>17.814</text:p>
          </table:table-cell>
          <table:table-cell office:value-type="float" office:value="3.923" calcext:value-type="float">
            <text:p>3.923</text:p>
          </table:table-cell>
          <table:table-cell office:value-type="float" office:value="16.99" calcext:value-type="float">
            <text:p>16.99</text:p>
          </table:table-cell>
          <table:table-cell office:value-type="float" office:value="10.455" calcext:value-type="float">
            <text:p>10.455</text:p>
          </table:table-cell>
          <table:table-cell office:value-type="float" office:value="9.58" calcext:value-type="float">
            <text:p>9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.633" calcext:value-type="float">
            <text:p>3.633</text:p>
          </table:table-cell>
          <table:table-cell office:value-type="float" office:value="4.765" calcext:value-type="float">
            <text:p>4.765</text:p>
          </table:table-cell>
          <table:table-cell office:value-type="float" office:value="4.853" calcext:value-type="float">
            <text:p>4.853</text:p>
          </table:table-cell>
          <table:table-cell office:value-type="float" office:value="3.669" calcext:value-type="float">
            <text:p>3.669</text:p>
          </table:table-cell>
          <table:table-cell office:value-type="float" office:value="5.908" calcext:value-type="float">
            <text:p>5.908</text:p>
          </table:table-cell>
          <table:table-cell office:value-type="float" office:value="4.537" calcext:value-type="float">
            <text:p>4.537</text:p>
          </table:table-cell>
          <table:table-cell office:value-type="float" office:value="4.489" calcext:value-type="float">
            <text:p>4.4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4.827" calcext:value-type="float">
            <text:p>4.827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5" table:formula="of:=[.B2]/[.B3]" office:value-type="percentage" office:value="3.6344284106028" calcext:value-type="percentage">
            <text:p>363.44%</text:p>
          </table:table-cell>
          <table:table-cell table:style-name="ce5" table:formula="of:=[.C2]/[.C3]" office:value-type="percentage" office:value="1.36717366074156" calcext:value-type="percentage">
            <text:p>136.72%</text:p>
          </table:table-cell>
          <table:table-cell table:style-name="ce5" table:formula="of:=[.D2]/[.D3]" office:value-type="percentage" office:value="1.28718985067924" calcext:value-type="percentage">
            <text:p>128.72%</text:p>
          </table:table-cell>
          <table:table-cell table:style-name="ce5" table:formula="of:=[.E2]/[.E3]" office:value-type="percentage" office:value="5.69105276574051" calcext:value-type="percentage">
            <text:p>569.11%</text:p>
          </table:table-cell>
          <table:table-cell table:style-name="ce5" table:formula="of:=[.F2]/[.F3]" office:value-type="percentage" office:value="1.40200117716304" calcext:value-type="percentage">
            <text:p>140.20%</text:p>
          </table:table-cell>
          <table:table-cell table:style-name="ce5" table:formula="of:=[.G2]/[.G3]" office:value-type="percentage" office:value="3.23175514108082" calcext:value-type="percentage">
            <text:p>323.18%</text:p>
          </table:table-cell>
          <table:table-cell table:style-name="ce5" table:formula="of:=[.H2]/[.H3]" office:value-type="percentage" office:value="3.61022964509395" calcext:value-type="percentage">
            <text:p>361.02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5" table:formula="of:=[.B2]/[.B4]" office:value-type="percentage" office:value="9.77484172859895" calcext:value-type="percentage">
            <text:p>977.48%</text:p>
          </table:table-cell>
          <table:table-cell table:style-name="ce5" table:formula="of:=[.C2]/[.C4]" office:value-type="percentage" office:value="4.69716684155299" calcext:value-type="percentage">
            <text:p>469.72%</text:p>
          </table:table-cell>
          <table:table-cell table:style-name="ce5" table:formula="of:=[.D2]/[.D4]" office:value-type="percentage" office:value="4.72491242530394" calcext:value-type="percentage">
            <text:p>472.49%</text:p>
          </table:table-cell>
          <table:table-cell table:style-name="ce5" table:formula="of:=[.E2]/[.E4]" office:value-type="percentage" office:value="6.08503679476697" calcext:value-type="percentage">
            <text:p>608.50%</text:p>
          </table:table-cell>
          <table:table-cell table:style-name="ce5" table:formula="of:=[.F2]/[.F4]" office:value-type="percentage" office:value="4.03182125930941" calcext:value-type="percentage">
            <text:p>403.18%</text:p>
          </table:table-cell>
          <table:table-cell table:style-name="ce5" table:formula="of:=[.G2]/[.G4]" office:value-type="percentage" office:value="7.44721181397399" calcext:value-type="percentage">
            <text:p>744.72%</text:p>
          </table:table-cell>
          <table:table-cell table:style-name="ce5" table:formula="of:=[.H2]/[.H4]" office:value-type="percentage" office:value="7.70461127199822" calcext:value-type="percentage">
            <text:p>770.46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5" table:number-columns-repeated="6"/>
        </table:table-row>
        <table:table-row table:style-name="ro1">
          <table:table-cell table:number-columns-repeated="8"/>
          <table:table-cell table:style-name="ce5" table:number-columns-repeated="6"/>
        </table:table-row>
      </table:table>
      <table:table table:name="Hashes (arm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arm64)'.B1:'Hashes (arm64)'.F1 'Hashes (arm64)'.A2:'Hashes (arm64)'.A2 'Hashes (arm64)'.B2:'Hashes (arm64)'.F2 'Hashes (arm64)'.A3:'Hashes (arm64)'.A3 'Hashes (arm64)'.B3:'Hashes (arm64)'.F3 'Hashes (arm64)'.A4:'Hashes (arm64)'.A4 'Hashes (arm64)'.B4:'Hashes (arm64)'.F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.102" calcext:value-type="float">
            <text:p>8.102</text:p>
          </table:table-cell>
          <table:table-cell office:value-type="float" office:value="8.904" calcext:value-type="float">
            <text:p>8.904</text:p>
          </table:table-cell>
          <table:table-cell office:value-type="float" office:value="13.41" calcext:value-type="float">
            <text:p>13.41</text:p>
          </table:table-cell>
          <table:table-cell office:value-type="float" office:value="10.122" calcext:value-type="float">
            <text:p>10.122</text:p>
          </table:table-cell>
          <table:table-cell office:value-type="float" office:value="9.847" calcext:value-type="float">
            <text:p>9.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231" calcext:value-type="float">
            <text:p>8.231</text:p>
          </table:table-cell>
          <table:table-cell office:value-type="float" office:value="8.723" calcext:value-type="float">
            <text:p>8.723</text:p>
          </table:table-cell>
          <table:table-cell office:value-type="float" office:value="13.49" calcext:value-type="float">
            <text:p>13.49</text:p>
          </table:table-cell>
          <table:table-cell office:value-type="float" office:value="10.178" calcext:value-type="float">
            <text:p>10.178</text:p>
          </table:table-cell>
          <table:table-cell office:value-type="float" office:value="10.091" calcext:value-type="float">
            <text:p>10.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177" calcext:value-type="float">
            <text:p>8.177</text:p>
          </table:table-cell>
          <table:table-cell office:value-type="float" office:value="8.772" calcext:value-type="float">
            <text:p>8.772</text:p>
          </table:table-cell>
          <table:table-cell office:value-type="float" office:value="13.39" calcext:value-type="float">
            <text:p>13.39</text:p>
          </table:table-cell>
          <table:table-cell office:value-type="float" office:value="9.738" calcext:value-type="float">
            <text:p>9.738</text:p>
          </table:table-cell>
          <table:table-cell office:value-type="float" office:value="9.916" calcext:value-type="float">
            <text:p>9.91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5" table:formula="of:=[.B$3]/[.B$2]" office:value-type="percentage" office:value="1.01592199456924" calcext:value-type="percentage">
            <text:p>101.59%</text:p>
          </table:table-cell>
          <table:table-cell table:style-name="ce5" table:formula="of:=[.C$3]/[.C$2]" office:value-type="percentage" office:value="0.979672057502246" calcext:value-type="percentage">
            <text:p>97.97%</text:p>
          </table:table-cell>
          <table:table-cell table:style-name="ce5" table:formula="of:=[.D$3]/[.D$2]" office:value-type="percentage" office:value="1.00596569724087" calcext:value-type="percentage">
            <text:p>100.60%</text:p>
          </table:table-cell>
          <table:table-cell table:style-name="ce5" table:formula="of:=[.E$3]/[.E$2]" office:value-type="percentage" office:value="1.00553250345781" calcext:value-type="percentage">
            <text:p>100.55%</text:p>
          </table:table-cell>
          <table:table-cell table:style-name="ce5" table:formula="of:=[.F$3]/[.F$2]" office:value-type="percentage" office:value="1.02477912054433" calcext:value-type="percentage">
            <text:p>102.48%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5" table:formula="of:=[.B4]/[.B$2]" office:value-type="percentage" office:value="1.00925697358677" calcext:value-type="percentage">
            <text:p>100.93%</text:p>
          </table:table-cell>
          <table:table-cell table:style-name="ce5" table:formula="of:=[.C4]/[.C$2]" office:value-type="percentage" office:value="0.985175202156334" calcext:value-type="percentage">
            <text:p>98.52%</text:p>
          </table:table-cell>
          <table:table-cell table:style-name="ce5" table:formula="of:=[.D4]/[.D$2]" office:value-type="percentage" office:value="0.998508575689784" calcext:value-type="percentage">
            <text:p>99.85%</text:p>
          </table:table-cell>
          <table:table-cell table:style-name="ce5" table:formula="of:=[.E4]/[.E$2]" office:value-type="percentage" office:value="0.962062833432128" calcext:value-type="percentage">
            <text:p>96.21%</text:p>
          </table:table-cell>
          <table:table-cell table:style-name="ce5" table:formula="of:=[.F4]/[.F$2]" office:value-type="percentage" office:value="1.00700721031786" calcext:value-type="percentage">
            <text:p>100.70%</text:p>
          </table:table-cell>
          <table:table-cell table:number-columns-repeated="2"/>
        </table:table-row>
      </table:table>
      <table:table table:name="SpamSum (arm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arm64)'.B1:'SpamSum (arm64)'.B1 'SpamSum (arm64)'.A2:'SpamSum (arm64)'.A2 'SpamSum (arm64)'.B2:'SpamSum (arm64)'.B2 'SpamSum (arm64)'.A3:'SpamSum (arm64)'.A3 'SpamSum (arm64)'.B3:'SpamSum (arm64)'.B3 'SpamSum (arm64)'.A4:'SpamSum (arm64)'.A4 'SpamSum (arm64)'.B4:'SpamSum (arm64)'.B4 'SpamSum (arm64)'.A5:'SpamSum (arm64)'.A5 'SpamSum (arm64)'.B5:'SpamSum (arm64)'.B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47.45" calcext:value-type="float">
            <text:p>247.45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46.78" calcext:value-type="float">
            <text:p>246.78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82.68" calcext:value-type="float">
            <text:p>182.68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65.84" calcext:value-type="float">
            <text:p>65.8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5" table:formula="of:=[.B2]/[.B3]" office:value-type="percentage" office:value="1.00271496879812" calcext:value-type="percentage">
            <text:p>100.27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5" table:formula="of:=[.B2]/[.B4]" office:value-type="percentage" office:value="1.35455441208671" calcext:value-type="percentage">
            <text:p>135.46%</text:p>
          </table:table-cell>
        </table:table-row>
      </table:table>
      <table:table table:name="Checksums (arm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arm)'.B1:'Checksums (arm)'.H1 'Checksums (arm)'.A2:'Checksums (arm)'.A2 'Checksums (arm)'.B2:'Checksums (arm)'.H2 'Checksums (arm)'.A3:'Checksums (arm)'.A3 'Checksums (arm)'.B3:'Checksums (arm)'.H3 'Checksums (arm)'.A4:'Checksums (arm)'.A4 'Checksums (arm)'.B4:'Checksums (arm)'.H4 'Checksums (arm)'.A5:'Checksums (arm)'.A5 'Checksums (arm)'.B5:'Checksums (arm)'.H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arm)'.B9:'Checksums (arm)'.H9 'Checksums (arm)'.A10:'Checksums (arm)'.A10 'Checksums (arm)'.B10:'Checksums (arm)'.H10 'Checksums (arm)'.A11:'Checksums (arm)'.A11 'Checksums (arm)'.B11:'Checksums (arm)'.H1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846" calcext:value-type="float">
            <text:p>44.846</text:p>
          </table:table-cell>
          <table:table-cell office:value-type="float" office:value="17.344" calcext:value-type="float">
            <text:p>17.344</text:p>
          </table:table-cell>
          <table:table-cell office:value-type="float" office:value="17.317" calcext:value-type="float">
            <text:p>17.317</text:p>
          </table:table-cell>
          <table:table-cell office:value-type="float" office:value="16.394" calcext:value-type="float">
            <text:p>16.394</text:p>
          </table:table-cell>
          <table:table-cell office:value-type="float" office:value="18.87" calcext:value-type="float">
            <text:p>18.87</text:p>
          </table:table-cell>
          <table:table-cell office:value-type="float" office:value="51.988" calcext:value-type="float">
            <text:p>51.988</text:p>
          </table:table-cell>
          <table:table-cell office:value-type="float" office:value="43.053" calcext:value-type="float">
            <text:p>43.0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6.515" calcext:value-type="float">
            <text:p>6.515</text:p>
          </table:table-cell>
          <table:table-cell office:value-type="float" office:value="8.464" calcext:value-type="float">
            <text:p>8.464</text:p>
          </table:table-cell>
          <table:table-cell office:value-type="float" office:value="10.432" calcext:value-type="float">
            <text:p>10.432</text:p>
          </table:table-cell>
          <table:table-cell office:value-type="float" office:value="10.481" calcext:value-type="float">
            <text:p>10.481</text:p>
          </table:table-cell>
          <table:table-cell office:value-type="float" office:value="10.64" calcext:value-type="float">
            <text:p>10.64</text:p>
          </table:table-cell>
          <table:table-cell office:value-type="float" office:value="10.535" calcext:value-type="float">
            <text:p>10.535</text:p>
          </table:table-cell>
          <table:table-cell office:value-type="float" office:value="6.505" calcext:value-type="float">
            <text:p>6.5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.159" calcext:value-type="float">
            <text:p>5.159</text:p>
          </table:table-cell>
          <table:table-cell office:value-type="float" office:value="6.389" calcext:value-type="float">
            <text:p>6.389</text:p>
          </table:table-cell>
          <table:table-cell office:value-type="float" office:value="6.334" calcext:value-type="float">
            <text:p>6.334</text:p>
          </table:table-cell>
          <table:table-cell office:value-type="float" office:value="9.673" calcext:value-type="float">
            <text:p>9.673</text:p>
          </table:table-cell>
          <table:table-cell office:value-type="float" office:value="9.531" calcext:value-type="float">
            <text:p>9.531</text:p>
          </table:table-cell>
          <table:table-cell office:value-type="float" office:value="5.711" calcext:value-type="float">
            <text:p>5.711</text:p>
          </table:table-cell>
          <table:table-cell office:value-type="float" office:value="5.776" calcext:value-type="float">
            <text:p>5.7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6.211" calcext:value-type="float">
            <text:p>6.211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5" table:formula="of:=[.B2]/[.B3]" office:value-type="percentage" office:value="6.88349961627015" calcext:value-type="percentage">
            <text:p>688.35%</text:p>
          </table:table-cell>
          <table:table-cell table:style-name="ce5" table:formula="of:=[.C2]/[.C3]" office:value-type="percentage" office:value="2.04914933837429" calcext:value-type="percentage">
            <text:p>204.91%</text:p>
          </table:table-cell>
          <table:table-cell table:style-name="ce5" table:formula="of:=[.D2]/[.D3]" office:value-type="percentage" office:value="1.65998849693252" calcext:value-type="percentage">
            <text:p>166.00%</text:p>
          </table:table-cell>
          <table:table-cell table:style-name="ce5" table:formula="of:=[.E2]/[.E3]" office:value-type="percentage" office:value="1.56416372483542" calcext:value-type="percentage">
            <text:p>156.42%</text:p>
          </table:table-cell>
          <table:table-cell table:style-name="ce5" table:formula="of:=[.F2]/[.F3]" office:value-type="percentage" office:value="1.7734962406015" calcext:value-type="percentage">
            <text:p>177.35%</text:p>
          </table:table-cell>
          <table:table-cell table:style-name="ce5" table:formula="of:=[.G2]/[.G3]" office:value-type="percentage" office:value="4.93478879924063" calcext:value-type="percentage">
            <text:p>493.48%</text:p>
          </table:table-cell>
          <table:table-cell table:style-name="ce5" table:formula="of:=[.H2]/[.H3]" office:value-type="percentage" office:value="6.6184473481937" calcext:value-type="percentage">
            <text:p>661.84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5" table:formula="of:=[.B2]/[.B4]" office:value-type="percentage" office:value="8.69276991665051" calcext:value-type="percentage">
            <text:p>869.28%</text:p>
          </table:table-cell>
          <table:table-cell table:style-name="ce5" table:formula="of:=[.C2]/[.C4]" office:value-type="percentage" office:value="2.71466583189858" calcext:value-type="percentage">
            <text:p>271.47%</text:p>
          </table:table-cell>
          <table:table-cell table:style-name="ce5" table:formula="of:=[.D2]/[.D4]" office:value-type="percentage" office:value="2.73397537101358" calcext:value-type="percentage">
            <text:p>273.40%</text:p>
          </table:table-cell>
          <table:table-cell table:style-name="ce5" table:formula="of:=[.E2]/[.E4]" office:value-type="percentage" office:value="1.69482063475654" calcext:value-type="percentage">
            <text:p>169.48%</text:p>
          </table:table-cell>
          <table:table-cell table:style-name="ce5" table:formula="of:=[.F2]/[.F4]" office:value-type="percentage" office:value="1.97985520931697" calcext:value-type="percentage">
            <text:p>197.99%</text:p>
          </table:table-cell>
          <table:table-cell table:style-name="ce5" table:formula="of:=[.G2]/[.G4]" office:value-type="percentage" office:value="9.10313430222378" calcext:value-type="percentage">
            <text:p>910.31%</text:p>
          </table:table-cell>
          <table:table-cell table:style-name="ce5" table:formula="of:=[.H2]/[.H4]" office:value-type="percentage" office:value="7.45377423822715" calcext:value-type="percentage">
            <text:p>745.38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5" table:number-columns-repeated="6"/>
        </table:table-row>
        <table:table-row table:style-name="ro1">
          <table:table-cell table:number-columns-repeated="8"/>
          <table:table-cell table:style-name="ce5" table:number-columns-repeated="6"/>
        </table:table-row>
      </table:table>
      <table:table table:name="Hashes (arm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arm)'.B1:'Hashes (arm)'.F1 'Hashes (arm)'.A2:'Hashes (arm)'.A2 'Hashes (arm)'.B2:'Hashes (arm)'.F2 'Hashes (arm)'.A3:'Hashes (arm)'.A3 'Hashes (arm)'.B3:'Hashes (arm)'.F3 'Hashes (arm)'.A4:'Hashes (arm)'.A4 'Hashes (arm)'.B4:'Hashes (arm)'.F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.391" calcext:value-type="float">
            <text:p>8.391</text:p>
          </table:table-cell>
          <table:table-cell office:value-type="float" office:value="10.11" calcext:value-type="float">
            <text:p>10.11</text:p>
          </table:table-cell>
          <table:table-cell office:value-type="float" office:value="13.08" calcext:value-type="float">
            <text:p>13.08</text:p>
          </table:table-cell>
          <table:table-cell office:value-type="float" office:value="29.05" calcext:value-type="float">
            <text:p>29.05</text:p>
          </table:table-cell>
          <table:table-cell office:value-type="float" office:value="29.06" calcext:value-type="float">
            <text:p>29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353" calcext:value-type="float">
            <text:p>8.353</text:p>
          </table:table-cell>
          <table:table-cell office:value-type="float" office:value="10.06" calcext:value-type="float">
            <text:p>10.06</text:p>
          </table:table-cell>
          <table:table-cell office:value-type="float" office:value="13.06" calcext:value-type="float">
            <text:p>13.0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397" calcext:value-type="float">
            <text:p>8.397</text:p>
          </table:table-cell>
          <table:table-cell office:value-type="float" office:value="10.11" calcext:value-type="float">
            <text:p>10.11</text:p>
          </table:table-cell>
          <table:table-cell office:value-type="float" office:value="13.11" calcext:value-type="float">
            <text:p>13.11</text:p>
          </table:table-cell>
          <table:table-cell table:number-columns-repeated="2" office:value-type="float" office:value="29.11" calcext:value-type="float">
            <text:p>29.1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5" table:formula="of:=[.B$3]/[.B$2]" office:value-type="percentage" office:value="0.995471338338696" calcext:value-type="percentage">
            <text:p>99.55%</text:p>
          </table:table-cell>
          <table:table-cell table:style-name="ce5" table:formula="of:=[.C$3]/[.C$2]" office:value-type="percentage" office:value="0.995054401582592" calcext:value-type="percentage">
            <text:p>99.51%</text:p>
          </table:table-cell>
          <table:table-cell table:style-name="ce5" table:formula="of:=[.D$3]/[.D$2]" office:value-type="percentage" office:value="0.998470948012232" calcext:value-type="percentage">
            <text:p>99.85%</text:p>
          </table:table-cell>
          <table:table-cell table:style-name="ce5" table:formula="of:=[.E$3]/[.E$2]" office:value-type="percentage" office:value="0.998278829604131" calcext:value-type="percentage">
            <text:p>99.83%</text:p>
          </table:table-cell>
          <table:table-cell table:style-name="ce5" table:formula="of:=[.F$3]/[.F$2]" office:value-type="percentage" office:value="0.997935306262904" calcext:value-type="percentage">
            <text:p>99.79%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5" table:formula="of:=[.B4]/[.B$2]" office:value-type="percentage" office:value="1.00071505184126" calcext:value-type="percentage">
            <text:p>100.07%</text:p>
          </table:table-cell>
          <table:table-cell table:style-name="ce5" table:formula="of:=[.C4]/[.C$2]" office:value-type="percentage" office:value="1" calcext:value-type="percentage">
            <text:p>100.00%</text:p>
          </table:table-cell>
          <table:table-cell table:style-name="ce5" table:formula="of:=[.D4]/[.D$2]" office:value-type="percentage" office:value="1.00229357798165" calcext:value-type="percentage">
            <text:p>100.23%</text:p>
          </table:table-cell>
          <table:table-cell table:style-name="ce5" table:formula="of:=[.E4]/[.E$2]" office:value-type="percentage" office:value="1.00206540447504" calcext:value-type="percentage">
            <text:p>100.21%</text:p>
          </table:table-cell>
          <table:table-cell table:style-name="ce5" table:formula="of:=[.F4]/[.F$2]" office:value-type="percentage" office:value="1.00172057811425" calcext:value-type="percentage">
            <text:p>100.17%</text:p>
          </table:table-cell>
          <table:table-cell table:number-columns-repeated="2"/>
        </table:table-row>
      </table:table>
      <table:table table:name="SpamSum (arm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arm)'.B1:'SpamSum (arm)'.B1 'SpamSum (arm)'.A2:'SpamSum (arm)'.A2 'SpamSum (arm)'.B2:'SpamSum (arm)'.B2 'SpamSum (arm)'.A3:'SpamSum (arm)'.A3 'SpamSum (arm)'.B3:'SpamSum (arm)'.B3 'SpamSum (arm)'.A4:'SpamSum (arm)'.A4 'SpamSum (arm)'.B4:'SpamSum (arm)'.B4 'SpamSum (arm)'.A5:'SpamSum (arm)'.A5 'SpamSum (arm)'.B5:'SpamSum (arm)'.B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61.64" calcext:value-type="float">
            <text:p>261.64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62.04" calcext:value-type="float">
            <text:p>262.04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90.19" calcext:value-type="float">
            <text:p>590.19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32.57" calcext:value-type="float">
            <text:p>32.57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5" table:formula="of:=[.B2]/[.B3]" office:value-type="percentage" office:value="0.998473515493818" calcext:value-type="percentage">
            <text:p>99.85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5" table:formula="of:=[.B2]/[.B4]" office:value-type="percentage" office:value="0.443314864704587" calcext:value-type="percentage">
            <text:p>44.33%</text:p>
          </table:table-cell>
        </table:table-row>
      </table:table>
      <table:table table:name="Compression" table:style-name="ta1">
        <table:shapes>
          <draw:frame draw:z-index="0" draw:style-name="gr1" draw:text-style-name="P1" svg:width="6.2988in" svg:height="3.5429in" svg:x="2.0465in" svg:y="0.0394in">
            <draw:object draw:notify-on-update-of-ranges="Compression.B1:Compression.B1 Compression.A2:Compression.A2 Compression.B2:Compression.B2 Compression.A3:Compression.A3 Compression.B3:Compression.B3 Compression.A4:Compression.A4 Compression.B4:Compression.B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8.4311in" svg:y="0.1122in">
            <draw:object draw:notify-on-update-of-ranges="Compression.B6:Compression.B6 Compression.A7:Compression.A7 Compression.B7:Compression.B7 Compression.A8:Compression.A8 Compression.B8:Compression.B8 Compression.A9:Compression.A9 Compression.B9:Compression.B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GZIP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ZIP2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/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80.61" calcext:value-type="float">
            <text:p>80.61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127.68" calcext:value-type="float">
            <text:p>127.68</text:p>
          </table:table-cell>
        </table:table-row>
      </table:table>
      <table:table table:name="Sheet11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4" table:default-cell-style-name="Default"/>
        <table:table-row table:style-name="ro1">
          <table:table-cell table:style-name="ce6" office:value-type="string" calcext:value-type="string" table:number-columns-spanned="18" table:number-rows-spanned="1">
            <text:p>time aaru i checksum --adler32 --crc16 --crc32 --fletcher16 --fletcher32 --md5 --sha1 --sha256 --sha384 --sha512 --spamsum=false test_enhancedcd.cue</text:p>
          </table:table-cell>
          <table:covered-table-cell table:number-columns-repeated="2"/>
          <table:covered-table-cell table:style-name="Default"/>
          <table:covered-table-cell table:number-columns-repeated="14"/>
        </table:table-row>
        <table:table-row table:style-name="ro1">
          <table:table-cell/>
          <table:table-cell office:value-type="string" calcext:value-type="string">
            <text:p>5.3.0</text:p>
          </table:table-cell>
          <table:table-cell office:value-type="string" calcext:value-type="string">
            <text:p>6.0.0-alpha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x64</text:p>
          </table:table-cell>
          <table:table-cell office:value-type="float" office:value="6.09" calcext:value-type="float">
            <text:p>6.09</text:p>
          </table:table-cell>
          <table:table-cell office:value-type="float" office:value="3.493" calcext:value-type="float">
            <text:p>3.493</text:p>
          </table:table-cell>
          <table:table-cell table:formula="of:=[.B3]/[.C3]" office:value-type="percentage" office:value="1.7434869739479" calcext:value-type="percentage">
            <text:p>174.35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35.952" calcext:value-type="float">
            <text:p>35.952</text:p>
          </table:table-cell>
          <table:table-cell office:value-type="float" office:value="25.591" calcext:value-type="float">
            <text:p>25.591</text:p>
          </table:table-cell>
          <table:table-cell table:formula="of:=[.B4]/[.C4]" office:value-type="percentage" office:value="1.40486889922238" calcext:value-type="percentage">
            <text:p>140.49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9.053" calcext:value-type="float">
            <text:p>39.053</text:p>
          </table:table-cell>
          <table:table-cell office:value-type="float" office:value="31.785" calcext:value-type="float">
            <text:p>31.785</text:p>
          </table:table-cell>
          <table:table-cell table:formula="of:=[.B5]/[.C5]" office:value-type="percentage" office:value="1.22866131823187" calcext:value-type="percentage">
            <text:p>122.87%</text:p>
          </table:table-cell>
          <table:table-cell table:number-columns-repeated="14"/>
        </table:table-row>
      </table:table>
      <table:table table:name="Compression (x64)" table:style-name="ta1">
        <table:shapes>
          <draw:frame draw:z-index="0" draw:style-name="gr1" draw:text-style-name="P1" svg:width="12.1413in" svg:height="5.898in" svg:x="7.2083in" svg:y="0.1358in">
            <draw:object draw:notify-on-update-of-ranges="'Compression (x64)'.B1:'Compression (x64)'.H1 'Compression (x64)'.A2:'Compression (x64)'.A2 'Compression (x64)'.B2:'Compression (x64)'.H2 'Compression (x64)'.A3:'Compression (x64)'.A3 'Compression (x64)'.B3:'Compression (x64)'.H3 'Compression (x64)'.A4:'Compression (x64)'.A4 'Compression (x64)'.B4:'Compression (x64)'.H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ompression (x64)'.B9:'Compression (x64)'.H9 'Compression (x64)'.A10:'Compression (x64)'.A10 'Compression (x64)'.B10:'Compression (x64)'.H10 'Compression (x64)'.A11:'Compression (x64)'.A11 'Compression (x64)'.B11:'Compression (x64)'.H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9" calcext:value-type="float">
            <text:p>59</text:p>
          </table:table-cell>
          <table:table-cell office:value-type="float" office:value="718.7" calcext:value-type="float">
            <text:p>718.7</text:p>
          </table:table-cell>
          <table:table-cell office:value-type="float" office:value="2679.9" calcext:value-type="float">
            <text:p>2679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35.07" calcext:value-type="float">
            <text:p>35.07</text:p>
          </table:table-cell>
          <table:table-cell office:value-type="float" office:value="717.7" calcext:value-type="float">
            <text:p>717.7</text:p>
          </table:table-cell>
          <table:table-cell office:value-type="float" office:value="352.2" calcext:value-type="float">
            <text:p>352.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3.62" calcext:value-type="float">
            <text:p>33.62</text:p>
          </table:table-cell>
          <table:table-cell/>
          <table:table-cell office:value-type="float" office:value="199.4" calcext:value-type="float">
            <text:p>199.4</text:p>
          </table:table-cell>
          <table:table-cell table:number-columns-repeated="10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ru 6</text:p>
          </table:table-cell>
          <table:table-cell table:style-name="ce5" table:formula="of:=[.B2]/[.B3]" office:value-type="percentage" office:value="1.6823495865412" calcext:value-type="percentage">
            <text:p>168.23%</text:p>
          </table:table-cell>
          <table:table-cell table:style-name="ce5" table:formula="of:=[.C2]/[.C3]" office:value-type="percentage" office:value="1.00139333983559" calcext:value-type="percentage">
            <text:p>100.14%</text:p>
          </table:table-cell>
          <table:table-cell table:style-name="ce5" table:formula="of:=[.D2]/[.D3]" office:value-type="percentage" office:value="7.60902896081772" calcext:value-type="percentage">
            <text:p>760.90%</text:p>
          </table:table-cell>
          <table:table-cell table:style-name="ce5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5" table:formula="of:=[.B2]/[.B4]" office:value-type="percentage" office:value="1.75490779298037" calcext:value-type="percentage">
            <text:p>175.49%</text:p>
          </table:table-cell>
          <table:table-cell table:style-name="ce5" table:formula="of:=[.C2]/[.C4]" office:value-type="string" office:string-value="" calcext:value-type="error">
            <text:p>#DIV/0!</text:p>
          </table:table-cell>
          <table:table-cell table:style-name="ce5" table:formula="of:=[.D2]/[.D4]" office:value-type="percentage" office:value="13.4398194583751" calcext:value-type="percentage">
            <text:p>1343.98%</text:p>
          </table:table-cell>
          <table:table-cell table:style-name="ce5" table:number-columns-repeated="4"/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5" table:number-columns-repeated="6"/>
        </table:table-row>
        <table:table-row table:style-name="ro1">
          <table:table-cell table:number-columns-repeated="8"/>
          <table:table-cell table:style-name="ce5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 style:data-style-name="N2" text:time-value="03:54:51.59061092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3:08:34.718810264</meta:creation-date>
    <dc:date>2021-10-17T04:43:07.796201801</dc:date>
    <meta:editing-duration>PT7H19M14S</meta:editing-duration>
    <meta:editing-cycles>50</meta:editing-cycles>
    <meta:generator>LibreOffice/7.2.2.2$Linux_X86_64 LibreOffice_project/20$Build-2</meta:generator>
    <meta:document-statistic meta:table-count="11" meta:cell-count="327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694cm" style:legend-expansion="high" chart:style-name="ch2"/>
        <chart:plot-area chart:style-name="ch3" table:cell-range-address="'Compression (x64)'.B1:'Compression (x64)'.H4 'Compression (x64)'.A2:'Compression (x64)'.A4" chart:data-source-has-labels="both" svg:x="1.627cm" svg:y="0.299cm" svg:width="26.149cm" svg:height="14.384cm">
          <chart:coordinate-region svg:x="2.619cm" svg:y="0.498cm" svg:width="25.157cm" svg:height="13.538cm"/>
          <chart:axis chart:dimension="x" chart:name="primary-x" chart:style-name="ch4" chartooo:axis-type="auto">
            <chartooo:date-scale/>
            <chart:categories table:cell-range-address="'Compression (x64)'.B1:'Compression (x64)'.H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Compression (x64)'.B2:'Compression (x64)'.H2" chart:label-cell-address="'Compression (x64)'.A2:'Compression (x64)'.A2" chart:class="chart:bar">
            <chart:data-point chart:repeated="7"/>
          </chart:series>
          <chart:series chart:style-name="ch8" chart:values-cell-range-address="'Compression (x64)'.B3:'Compression (x64)'.H3" chart:label-cell-address="'Compression (x64)'.A3:'Compression (x64)'.A3" chart:class="chart:bar">
            <chart:data-point chart:repeated="7"/>
          </chart:series>
          <chart:series chart:style-name="ch9" chart:values-cell-range-address="'Compression (x64)'.B4:'Compression (x64)'.H4" chart:label-cell-address="'Compression (x64)'.A4:'Compression (x64)'.A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Compression (x64)'.B1:'Compression (x64)'.H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 (x64)'.A2:'Compression (x64)'.A2</svg:desc>
                </draw:g>
              </table:table-cell>
              <table:table-cell office:value-type="float" office:value="59">
                <text:p>59</text:p>
                <draw:g>
                  <svg:desc>'Compression (x64)'.B2:'Compression (x64)'.H2</svg:desc>
                </draw:g>
              </table:table-cell>
              <table:table-cell office:value-type="float" office:value="718.7">
                <text:p>718.7</text:p>
              </table:table-cell>
              <table:table-cell office:value-type="float" office:value="2679.9">
                <text:p>267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</text:p>
                <draw:g>
                  <svg:desc>'Compression (x64)'.A3:'Compression (x64)'.A3</svg:desc>
                </draw:g>
              </table:table-cell>
              <table:table-cell office:value-type="float" office:value="35.07">
                <text:p>35.07</text:p>
                <draw:g>
                  <svg:desc>'Compression (x64)'.B3:'Compression (x64)'.H3</svg:desc>
                </draw:g>
              </table:table-cell>
              <table:table-cell office:value-type="float" office:value="717.7">
                <text:p>717.7</text:p>
              </table:table-cell>
              <table:table-cell office:value-type="float" office:value="352.2">
                <text:p>35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</text:p>
                <draw:g>
                  <svg:desc>'Compression (x64)'.A4:'Compression (x64)'.A4</svg:desc>
                </draw:g>
              </table:table-cell>
              <table:table-cell office:value-type="float" office:value="33.62">
                <text:p>33.62</text:p>
                <draw:g>
                  <svg:desc>'Compression (x64)'.B4:'Compression (x64)'.H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arm64)'.A1:'SpamSum (arm64)'.B5" chart:data-source-has-labels="both" svg:x="1.627cm" svg:y="0.299cm" svg:width="26.149cm" svg:height="14.384cm">
          <chart:coordinate-region svg:x="2.434cm" svg:y="0.498cm" svg:width="25.342cm" svg:height="13.538cm"/>
          <chart:axis chart:dimension="x" chart:name="primary-x" chart:style-name="ch4" chartooo:axis-type="auto">
            <chartooo:date-scale/>
            <chart:categories table:cell-range-address="'SpamSum (arm64)'.B1:'SpamSum (arm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arm64)'.B2:'SpamSum (arm64)'.B2" chart:label-cell-address="'SpamSum (arm64)'.A2:'SpamSum (arm64)'.A2" chart:class="chart:bar">
            <chart:data-point/>
          </chart:series>
          <chart:series chart:style-name="ch8" chart:values-cell-range-address="'SpamSum (arm64)'.B3:'SpamSum (arm64)'.B3" chart:label-cell-address="'SpamSum (arm64)'.A3:'SpamSum (arm64)'.A3" chart:class="chart:bar">
            <chart:data-point/>
          </chart:series>
          <chart:series chart:style-name="ch9" chart:values-cell-range-address="'SpamSum (arm64)'.B4:'SpamSum (arm64)'.B4" chart:label-cell-address="'SpamSum (arm64)'.A4:'SpamSum (arm64)'.A4" chart:class="chart:bar">
            <chart:data-point/>
          </chart:series>
          <chart:series chart:style-name="ch10" chart:values-cell-range-address="'SpamSum (arm64)'.B5:'SpamSum (arm64)'.B5" chart:label-cell-address="'SpamSum (arm64)'.A5:'SpamSum (arm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64)'.B1:'SpamSum (arm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64)'.A2:'SpamSum (arm64)'.A2</svg:desc>
                </draw:g>
              </table:table-cell>
              <table:table-cell office:value-type="float" office:value="247.45">
                <text:p>247.45</text:p>
                <draw:g>
                  <svg:desc>'SpamSum (arm64)'.B2:'SpamSum (arm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64)'.A3:'SpamSum (arm64)'.A3</svg:desc>
                </draw:g>
              </table:table-cell>
              <table:table-cell office:value-type="float" office:value="246.78">
                <text:p>246.78</text:p>
                <draw:g>
                  <svg:desc>'SpamSum (arm64)'.B3:'SpamSum (arm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64)'.A4:'SpamSum (arm64)'.A4</svg:desc>
                </draw:g>
              </table:table-cell>
              <table:table-cell office:value-type="float" office:value="182.68">
                <text:p>182.68</text:p>
                <draw:g>
                  <svg:desc>'SpamSum (arm64)'.B4:'SpamSum (arm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64)'.A5:'SpamSum (arm64)'.A5</svg:desc>
                </draw:g>
              </table:table-cell>
              <table:table-cell office:value-type="float" office:value="65.84">
                <text:p>65.84</text:p>
                <draw:g>
                  <svg:desc>'SpamSum (arm64)'.B5:'SpamSum (arm64)'.B5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arm)'.A1:'Checksums (arm)'.H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Checksums (arm)'.B1:'Checksums (arm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hecksums (arm)'.B2:'Checksums (arm)'.H2" chart:label-cell-address="'Checksums (arm)'.A2:'Checksums (arm)'.A2" chart:class="chart:bar">
            <chart:data-point chart:repeated="7"/>
          </chart:series>
          <chart:series chart:style-name="ch8" chart:values-cell-range-address="'Checksums (arm)'.B3:'Checksums (arm)'.H3" chart:label-cell-address="'Checksums (arm)'.A3:'Checksums (arm)'.A3" chart:class="chart:bar">
            <chart:data-point chart:repeated="7"/>
          </chart:series>
          <chart:series chart:style-name="ch9" chart:values-cell-range-address="'Checksums (arm)'.B4:'Checksums (arm)'.H4" chart:label-cell-address="'Checksums (arm)'.A4:'Checksums (arm)'.A4" chart:class="chart:bar">
            <chart:data-point chart:repeated="7"/>
          </chart:series>
          <chart:series chart:style-name="ch10" chart:values-cell-range-address="'Checksums (arm)'.B5:'Checksums (arm)'.H5" chart:label-cell-address="'Checksums (arm)'.A5:'Checksums (arm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)'.B1:'Checksums (arm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)'.A2:'Checksums (arm)'.A2</svg:desc>
                </draw:g>
              </table:table-cell>
              <table:table-cell office:value-type="float" office:value="44.846">
                <text:p>44.846</text:p>
                <draw:g>
                  <svg:desc>'Checksums (arm)'.B2:'Checksums (arm)'.H2</svg:desc>
                </draw:g>
              </table:table-cell>
              <table:table-cell office:value-type="float" office:value="17.344">
                <text:p>17.344</text:p>
              </table:table-cell>
              <table:table-cell office:value-type="float" office:value="17.317">
                <text:p>17.317</text:p>
              </table:table-cell>
              <table:table-cell office:value-type="float" office:value="16.394">
                <text:p>16.394</text:p>
              </table:table-cell>
              <table:table-cell office:value-type="float" office:value="18.87">
                <text:p>18.87</text:p>
              </table:table-cell>
              <table:table-cell office:value-type="float" office:value="51.988">
                <text:p>51.988</text:p>
              </table:table-cell>
              <table:table-cell office:value-type="float" office:value="43.053">
                <text:p>43.053</text:p>
              </table:table-cell>
            </table:table-row>
            <table:table-row>
              <table:table-cell office:value-type="string">
                <text:p>Aaru</text:p>
                <draw:g>
                  <svg:desc>'Checksums (arm)'.A3:'Checksums (arm)'.A3</svg:desc>
                </draw:g>
              </table:table-cell>
              <table:table-cell office:value-type="float" office:value="6.515">
                <text:p>6.515</text:p>
                <draw:g>
                  <svg:desc>'Checksums (arm)'.B3:'Checksums (arm)'.H3</svg:desc>
                </draw:g>
              </table:table-cell>
              <table:table-cell office:value-type="float" office:value="8.464">
                <text:p>8.464</text:p>
              </table:table-cell>
              <table:table-cell office:value-type="float" office:value="10.432">
                <text:p>10.432</text:p>
              </table:table-cell>
              <table:table-cell office:value-type="float" office:value="10.481">
                <text:p>10.481</text:p>
              </table:table-cell>
              <table:table-cell office:value-type="float" office:value="10.64">
                <text:p>10.64</text:p>
              </table:table-cell>
              <table:table-cell office:value-type="float" office:value="10.535">
                <text:p>10.535</text:p>
              </table:table-cell>
              <table:table-cell office:value-type="float" office:value="6.505">
                <text:p>6.505</text:p>
              </table:table-cell>
            </table:table-row>
            <table:table-row>
              <table:table-cell office:value-type="string">
                <text:p>AaruNative</text:p>
                <draw:g>
                  <svg:desc>'Checksums (arm)'.A4:'Checksums (arm)'.A4</svg:desc>
                </draw:g>
              </table:table-cell>
              <table:table-cell office:value-type="float" office:value="5.159">
                <text:p>5.159</text:p>
                <draw:g>
                  <svg:desc>'Checksums (arm)'.B4:'Checksums (arm)'.H4</svg:desc>
                </draw:g>
              </table:table-cell>
              <table:table-cell office:value-type="float" office:value="6.389">
                <text:p>6.389</text:p>
              </table:table-cell>
              <table:table-cell office:value-type="float" office:value="6.334">
                <text:p>6.334</text:p>
              </table:table-cell>
              <table:table-cell office:value-type="float" office:value="9.673">
                <text:p>9.673</text:p>
              </table:table-cell>
              <table:table-cell office:value-type="float" office:value="9.531">
                <text:p>9.531</text:p>
              </table:table-cell>
              <table:table-cell office:value-type="float" office:value="5.711">
                <text:p>5.711</text:p>
              </table:table-cell>
              <table:table-cell office:value-type="float" office:value="5.776">
                <text:p>5.776</text:p>
              </table:table-cell>
            </table:table-row>
            <table:table-row>
              <table:table-cell office:value-type="string">
                <text:p>rhash</text:p>
                <draw:g>
                  <svg:desc>'Checksums (arm)'.A5:'Checksums (arm)'.A5</svg:desc>
                </draw:g>
              </table:table-cell>
              <table:table-cell office:value-type="float" office:value="NaN">
                <text:p>NaN</text:p>
                <draw:g>
                  <svg:desc>'Checksums (arm)'.B5:'Checksums (arm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11">
                <text:p>6.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arm)'.A9:'Checksums (arm)'.H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arm)'.B9:'Checksums (arm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arm)'.B10:'Checksums (arm)'.H10" chart:label-cell-address="'Checksums (arm)'.A10:'Checksums (arm)'.A10" chart:class="chart:bar">
            <chart:data-point chart:repeated="7"/>
          </chart:series>
          <chart:series chart:style-name="ch8" chart:values-cell-range-address="'Checksums (arm)'.B11:'Checksums (arm)'.H11" chart:label-cell-address="'Checksums (arm)'.A11:'Checksums (arm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)'.B9:'Checksums (arm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)'.A10:'Checksums (arm)'.A10</svg:desc>
                </draw:g>
              </table:table-cell>
              <table:table-cell office:value-type="float" office:value="6.88349961627015">
                <text:p>6.88349961627015</text:p>
                <draw:g>
                  <svg:desc>'Checksums (arm)'.B10:'Checksums (arm)'.H10</svg:desc>
                </draw:g>
              </table:table-cell>
              <table:table-cell office:value-type="float" office:value="2.04914933837429">
                <text:p>2.04914933837429</text:p>
              </table:table-cell>
              <table:table-cell office:value-type="float" office:value="1.65998849693252">
                <text:p>1.65998849693252</text:p>
              </table:table-cell>
              <table:table-cell office:value-type="float" office:value="1.56416372483542">
                <text:p>1.56416372483542</text:p>
              </table:table-cell>
              <table:table-cell office:value-type="float" office:value="1.7734962406015">
                <text:p>1.7734962406015</text:p>
              </table:table-cell>
              <table:table-cell office:value-type="float" office:value="4.93478879924063">
                <text:p>4.93478879924063</text:p>
              </table:table-cell>
              <table:table-cell office:value-type="float" office:value="6.6184473481937">
                <text:p>6.6184473481937</text:p>
              </table:table-cell>
            </table:table-row>
            <table:table-row>
              <table:table-cell office:value-type="string">
                <text:p>AaruNative</text:p>
                <draw:g>
                  <svg:desc>'Checksums (arm)'.A11:'Checksums (arm)'.A11</svg:desc>
                </draw:g>
              </table:table-cell>
              <table:table-cell office:value-type="float" office:value="8.69276991665051">
                <text:p>8.69276991665051</text:p>
                <draw:g>
                  <svg:desc>'Checksums (arm)'.B11:'Checksums (arm)'.H11</svg:desc>
                </draw:g>
              </table:table-cell>
              <table:table-cell office:value-type="float" office:value="2.71466583189858">
                <text:p>2.71466583189858</text:p>
              </table:table-cell>
              <table:table-cell office:value-type="float" office:value="2.73397537101358">
                <text:p>2.73397537101358</text:p>
              </table:table-cell>
              <table:table-cell office:value-type="float" office:value="1.69482063475654">
                <text:p>1.69482063475654</text:p>
              </table:table-cell>
              <table:table-cell office:value-type="float" office:value="1.97985520931697">
                <text:p>1.97985520931697</text:p>
              </table:table-cell>
              <table:table-cell office:value-type="float" office:value="9.10313430222378">
                <text:p>9.10313430222378</text:p>
              </table:table-cell>
              <table:table-cell office:value-type="float" office:value="7.45377423822715">
                <text:p>7.453774238227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arm)'.A1:'Hashes (arm)'.F4" chart:data-source-has-labels="both" svg:x="1.627cm" svg:y="0.299cm" svg:width="26.36cm" svg:height="14.384cm">
          <chart:coordinate-region svg:x="2.248cm" svg:y="0.499cm" svg:width="25.739cm" svg:height="13.537cm"/>
          <chart:axis chart:dimension="x" chart:name="primary-x" chart:style-name="ch4" chartooo:axis-type="auto">
            <chartooo:date-scale/>
            <chart:categories table:cell-range-address="'Hashes (arm)'.B1:'Hashes (arm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Hashes (arm)'.B2:'Hashes (arm)'.F2" chart:label-cell-address="'Hashes (arm)'.A2:'Hashes (arm)'.A2" chart:class="chart:bar">
            <chart:data-point chart:repeated="5"/>
          </chart:series>
          <chart:series chart:style-name="ch8" chart:values-cell-range-address="'Hashes (arm)'.B3:'Hashes (arm)'.F3" chart:label-cell-address="'Hashes (arm)'.A3:'Hashes (arm)'.A3" chart:class="chart:bar">
            <chart:data-point chart:repeated="5"/>
          </chart:series>
          <chart:series chart:style-name="ch9" chart:values-cell-range-address="'Hashes (arm)'.B4:'Hashes (arm)'.F4" chart:label-cell-address="'Hashes (arm)'.A4:'Hashes (arm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)'.B1:'Hashes (arm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)'.A2:'Hashes (arm)'.A2</svg:desc>
                </draw:g>
              </table:table-cell>
              <table:table-cell office:value-type="float" office:value="8.391">
                <text:p>8.391</text:p>
                <draw:g>
                  <svg:desc>'Hashes (arm)'.B2:'Hashes (arm)'.F2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08">
                <text:p>13.08</text:p>
              </table:table-cell>
              <table:table-cell office:value-type="float" office:value="29.05">
                <text:p>29.05</text:p>
              </table:table-cell>
              <table:table-cell office:value-type="float" office:value="29.06">
                <text:p>29.06</text:p>
              </table:table-cell>
            </table:table-row>
            <table:table-row>
              <table:table-cell office:value-type="string">
                <text:p>OpenSSL</text:p>
                <draw:g>
                  <svg:desc>'Hashes (arm)'.A3:'Hashes (arm)'.A3</svg:desc>
                </draw:g>
              </table:table-cell>
              <table:table-cell office:value-type="float" office:value="8.353">
                <text:p>8.353</text:p>
                <draw:g>
                  <svg:desc>'Hashes (arm)'.B3:'Hashes (arm)'.F3</svg:desc>
                </draw:g>
              </table:table-cell>
              <table:table-cell office:value-type="float" office:value="10.06">
                <text:p>10.06</text:p>
              </table:table-cell>
              <table:table-cell office:value-type="float" office:value="13.06">
                <text:p>13.0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rhash</text:p>
                <draw:g>
                  <svg:desc>'Hashes (arm)'.A4:'Hashes (arm)'.A4</svg:desc>
                </draw:g>
              </table:table-cell>
              <table:table-cell office:value-type="float" office:value="8.397">
                <text:p>8.397</text:p>
                <draw:g>
                  <svg:desc>'Hashes (arm)'.B4:'Hashes (arm)'.F4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11">
                <text:p>13.11</text:p>
              </table:table-cell>
              <table:table-cell office:value-type="float" office:value="29.11">
                <text:p>29.11</text:p>
              </table:table-cell>
              <table:table-cell office:value-type="float" office:value="29.11">
                <text:p>29.1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arm)'.A1:'SpamSum (arm)'.B5" chart:data-source-has-labels="both" svg:x="1.627cm" svg:y="0.299cm" svg:width="26.149cm" svg:height="14.384cm">
          <chart:coordinate-region svg:x="2.434cm" svg:y="0.498cm" svg:width="25.342cm" svg:height="13.538cm"/>
          <chart:axis chart:dimension="x" chart:name="primary-x" chart:style-name="ch4" chartooo:axis-type="auto">
            <chartooo:date-scale/>
            <chart:categories table:cell-range-address="'SpamSum (arm)'.B1:'SpamSum (arm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arm)'.B2:'SpamSum (arm)'.B2" chart:label-cell-address="'SpamSum (arm)'.A2:'SpamSum (arm)'.A2" chart:class="chart:bar">
            <chart:data-point/>
          </chart:series>
          <chart:series chart:style-name="ch8" chart:values-cell-range-address="'SpamSum (arm)'.B3:'SpamSum (arm)'.B3" chart:label-cell-address="'SpamSum (arm)'.A3:'SpamSum (arm)'.A3" chart:class="chart:bar">
            <chart:data-point/>
          </chart:series>
          <chart:series chart:style-name="ch9" chart:values-cell-range-address="'SpamSum (arm)'.B4:'SpamSum (arm)'.B4" chart:label-cell-address="'SpamSum (arm)'.A4:'SpamSum (arm)'.A4" chart:class="chart:bar">
            <chart:data-point/>
          </chart:series>
          <chart:series chart:style-name="ch10" chart:values-cell-range-address="'SpamSum (arm)'.B5:'SpamSum (arm)'.B5" chart:label-cell-address="'SpamSum (arm)'.A5:'SpamSum (arm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)'.B1:'SpamSum (arm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)'.A2:'SpamSum (arm)'.A2</svg:desc>
                </draw:g>
              </table:table-cell>
              <table:table-cell office:value-type="float" office:value="261.64">
                <text:p>261.64</text:p>
                <draw:g>
                  <svg:desc>'SpamSum (arm)'.B2:'SpamSum (arm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)'.A3:'SpamSum (arm)'.A3</svg:desc>
                </draw:g>
              </table:table-cell>
              <table:table-cell office:value-type="float" office:value="262.04">
                <text:p>262.04</text:p>
                <draw:g>
                  <svg:desc>'SpamSum (arm)'.B3:'SpamSum (arm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)'.A4:'SpamSum (arm)'.A4</svg:desc>
                </draw:g>
              </table:table-cell>
              <table:table-cell office:value-type="float" office:value="590.19">
                <text:p>590.19</text:p>
                <draw:g>
                  <svg:desc>'SpamSum (arm)'.B4:'SpamSum (arm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)'.A5:'SpamSum (arm)'.A5</svg:desc>
                </draw:g>
              </table:table-cell>
              <table:table-cell office:value-type="float" office:value="32.57">
                <text:p>32.57</text:p>
                <draw:g>
                  <svg:desc>'SpamSum (arm)'.B5:'SpamSum (arm)'.B5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1:Compression.B4" chart:data-source-has-labels="both" svg:x="1.331cm" svg:y="0.18cm" svg:width="11.133cm" svg:height="8.64cm">
          <chart:coordinate-region svg:x="2.323cm" svg:y="0.379cm" svg:width="10.141cm" svg:height="7.794cm"/>
          <chart:axis chart:dimension="x" chart:name="primary-x" chart:style-name="ch4" chartooo:axis-type="auto">
            <chartooo:date-scale/>
            <chart:categories table:cell-range-address="Compression.B1:Compression.B1"/>
          </chart:axis>
          <chart:axis chart:dimension="y" chart:name="primary-y" chart:style-name="ch5">
            <chart:title svg:x="0.451cm" svg:y="4.729cm" chart:style-name="ch6">
              <text:p>µs</text:p>
            </chart:title>
          </chart:axis>
          <chart:series chart:style-name="ch7" chart:values-cell-range-address="Compression.B2:Compression.B2" chart:label-cell-address="Compression.A2:Compression.A2" chart:class="chart:bar">
            <chart:data-point/>
          </chart:series>
          <chart:series chart:style-name="ch8" chart:values-cell-range-address="Compression.B3:Compression.B3" chart:label-cell-address="Compression.A3:Compression.A3" chart:class="chart:bar">
            <chart:data-point/>
          </chart:series>
          <chart:series chart:style-name="ch9" chart:values-cell-range-address="Compression.B4:Compression.B4" chart:label-cell-address="Compression.A4:Compression.A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ZIP</text:p>
                <draw:g>
                  <svg:desc>Compression.B1:Compressi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2:Compression.A2</svg:desc>
                </draw:g>
              </table:table-cell>
              <table:table-cell office:value-type="float" office:value="1250">
                <text:p>1250</text:p>
                <draw:g>
                  <svg:desc>Compression.B2:Compression.B2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3:Compression.A3</svg:desc>
                </draw:g>
              </table:table-cell>
              <table:table-cell office:value-type="float" office:value="2736">
                <text:p>2736</text:p>
                <draw:g>
                  <svg:desc>Compression.B3:Compression.B3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4:Compression.A4</svg:desc>
                </draw:g>
              </table:table-cell>
              <table:table-cell office:value-type="float" office:value="2829">
                <text:p>2829</text:p>
                <draw:g>
                  <svg:desc>Compression.B4:Compression.B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6:Compression.B9" chart:data-source-has-labels="both" svg:x="1.331cm" svg:y="0.18cm" svg:width="11.133cm" svg:height="8.64cm">
          <chart:coordinate-region svg:x="2.138cm" svg:y="0.38cm" svg:width="10.326cm" svg:height="7.793cm"/>
          <chart:axis chart:dimension="x" chart:name="primary-x" chart:style-name="ch4" chartooo:axis-type="auto">
            <chartooo:date-scale/>
            <chart:categories table:cell-range-address="Compression.B6:Compression.B6"/>
          </chart:axis>
          <chart:axis chart:dimension="y" chart:name="primary-y" chart:style-name="ch5">
            <chart:title svg:x="0.451cm" svg:y="4.769cm" chart:style-name="ch6">
              <text:p>ms</text:p>
            </chart:title>
          </chart:axis>
          <chart:series chart:style-name="ch7" chart:values-cell-range-address="Compression.B7:Compression.B7" chart:label-cell-address="Compression.A7:Compression.A7" chart:class="chart:bar">
            <chart:data-point/>
          </chart:series>
          <chart:series chart:style-name="ch8" chart:values-cell-range-address="Compression.B8:Compression.B8" chart:label-cell-address="Compression.A8:Compression.A8" chart:class="chart:bar">
            <chart:data-point/>
          </chart:series>
          <chart:series chart:style-name="ch9" chart:values-cell-range-address="Compression.B9:Compression.B9" chart:label-cell-address="Compression.A9:Compression.A9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Compression.B6:Compression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7:Compression.A7</svg:desc>
                </draw:g>
              </table:table-cell>
              <table:table-cell office:value-type="float" office:value="NaN">
                <text:p>NaN</text:p>
                <draw:g>
                  <svg:desc>Compression.B7:Compression.B7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8:Compression.A8</svg:desc>
                </draw:g>
              </table:table-cell>
              <table:table-cell office:value-type="float" office:value="80.61">
                <text:p>80.61</text:p>
                <draw:g>
                  <svg:desc>Compression.B8:Compression.B8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9:Compression.A9</svg:desc>
                </draw:g>
              </table:table-cell>
              <table:table-cell office:value-type="float" office:value="127.68">
                <text:p>127.68</text:p>
                <draw:g>
                  <svg:desc>Compression.B9:Compression.B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ompression (x64)'.B9:'Compression (x64)'.H11 'Compression (x64)'.A10:'Compression (x64)'.A11" chart:data-source-has-labels="both" svg:x="0.351cm" svg:y="0.197cm" svg:width="14.445cm" svg:height="9.503cm">
          <chart:coordinate-region svg:x="2.137cm" svg:y="0.197cm" svg:width="12.659cm" svg:height="7.296cm"/>
          <chart:axis chart:dimension="x" chart:name="primary-x" chart:style-name="ch4" chartooo:axis-type="auto">
            <chartooo:date-scale/>
            <chart:categories table:cell-range-address="'Compression (x64)'.B9:'Compression (x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 (x64)'.B10:'Compression (x64)'.H10" chart:label-cell-address="'Compression (x64)'.A10:'Compression (x64)'.A10" chart:class="chart:bar">
            <chart:data-point chart:repeated="7"/>
          </chart:series>
          <chart:series chart:style-name="ch8" chart:values-cell-range-address="'Compression (x64)'.B11:'Compression (x64)'.H11" chart:label-cell-address="'Compression (x64)'.A11:'Compression (x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Compression (x64)'.B9:'Compression (x64)'.H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 (x64)'.A10:'Compression (x64)'.A10</svg:desc>
                </draw:g>
              </table:table-cell>
              <table:table-cell office:value-type="float" office:value="1.6823495865412">
                <text:p>1.6823495865412</text:p>
                <draw:g>
                  <svg:desc>'Compression (x64)'.B10:'Compression (x64)'.H10</svg:desc>
                </draw:g>
              </table:table-cell>
              <table:table-cell office:value-type="float" office:value="1.00139333983559">
                <text:p>1.00139333983559</text:p>
              </table:table-cell>
              <table:table-cell office:value-type="float" office:value="7.60902896081772">
                <text:p>7.6090289608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</text:p>
                <draw:g>
                  <svg:desc>'Compression (x64)'.A11:'Compression (x64)'.A11</svg:desc>
                </draw:g>
              </table:table-cell>
              <table:table-cell office:value-type="float" office:value="1.75490779298037">
                <text:p>1.75490779298037</text:p>
                <draw:g>
                  <svg:desc>'Compression (x64)'.B11:'Compression (x64)'.H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3.4398194583751">
                <text:p>13.4398194583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x64)'.B1:'Hashes (x64)'.F4 'Hashes (x64)'.A2:'Hashes (x64)'.A4" chart:data-source-has-labels="both" svg:x="1.627cm" svg:y="0.299cm" svg:width="26.36cm" svg:height="14.384cm">
          <chart:coordinate-region svg:x="2.619cm" svg:y="0.498cm" svg:width="25.368cm" svg:height="13.538cm"/>
          <chart:axis chart:dimension="x" chart:name="primary-x" chart:style-name="ch4" chartooo:axis-type="auto">
            <chartooo:date-scale/>
            <chart:categories table:cell-range-address="'Hashes (x64)'.B1:'Hashes (x64)'.F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Hashes (x64)'.B2:'Hashes (x64)'.F2" chart:label-cell-address="'Hashes (x64)'.A2:'Hashes (x64)'.A2" chart:class="chart:bar">
            <chart:data-point chart:repeated="5"/>
          </chart:series>
          <chart:series chart:style-name="ch8" chart:values-cell-range-address="'Hashes (x64)'.B3:'Hashes (x64)'.F3" chart:label-cell-address="'Hashes (x64)'.A3:'Hashes (x64)'.A3" chart:class="chart:bar">
            <chart:data-point chart:repeated="5"/>
          </chart:series>
          <chart:series chart:style-name="ch9" chart:values-cell-range-address="'Hashes (x64)'.B4:'Hashes (x64)'.F4" chart:label-cell-address="'Hashes (x64)'.A4:'Hashes (x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x64)'.B1:'Hashes (x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x64)'.A2:'Hashes (x64)'.A2</svg:desc>
                </draw:g>
              </table:table-cell>
              <table:table-cell office:value-type="float" office:value="1664">
                <text:p>1664</text:p>
                <draw:g>
                  <svg:desc>'Hashes (x64)'.B2:'Hashes (x64)'.F2</svg:desc>
                </draw:g>
              </table:table-cell>
              <table:table-cell office:value-type="float" office:value="989">
                <text:p>989</text:p>
              </table:table-cell>
              <table:table-cell office:value-type="float" office:value="1004">
                <text:p>1004</text:p>
              </table:table-cell>
              <table:table-cell office:value-type="float" office:value="1558">
                <text:p>1558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rhash</text:p>
                <draw:g>
                  <svg:desc>'Hashes (x64)'.A3:'Hashes (x64)'.A3</svg:desc>
                </draw:g>
              </table:table-cell>
              <table:table-cell office:value-type="float" office:value="1793">
                <text:p>1793</text:p>
                <draw:g>
                  <svg:desc>'Hashes (x64)'.B3:'Hashes (x64)'.F3</svg:desc>
                </draw:g>
              </table:table-cell>
              <table:table-cell office:value-type="float" office:value="977">
                <text:p>977</text:p>
              </table:table-cell>
              <table:table-cell office:value-type="float" office:value="1016">
                <text:p>1016</text:p>
              </table:table-cell>
              <table:table-cell office:value-type="float" office:value="1559">
                <text:p>1559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OpenSSL</text:p>
                <draw:g>
                  <svg:desc>'Hashes (x64)'.A4:'Hashes (x64)'.A4</svg:desc>
                </draw:g>
              </table:table-cell>
              <table:table-cell office:value-type="float" office:value="1654">
                <text:p>1654</text:p>
                <draw:g>
                  <svg:desc>'Hashes (x64)'.B4:'Hashes (x64)'.F4</svg:desc>
                </draw:g>
              </table:table-cell>
              <table:table-cell office:value-type="float" office:value="992">
                <text:p>992</text:p>
              </table:table-cell>
              <table:table-cell office:value-type="float" office:value="994">
                <text:p>994</text:p>
              </table:table-cell>
              <table:table-cell office:value-type="float" office:value="1526">
                <text:p>1526</text:p>
              </table:table-cell>
              <table:table-cell office:value-type="float" office:value="1531">
                <text:p>15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x64)'.A1:'SpamSum (x64)'.B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SpamSum (x64)'.B1:'SpamSum (x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x64)'.B2:'SpamSum (x64)'.B2" chart:label-cell-address="'SpamSum (x64)'.A2:'SpamSum (x64)'.A2" chart:class="chart:bar">
            <chart:data-point/>
          </chart:series>
          <chart:series chart:style-name="ch8" chart:values-cell-range-address="'SpamSum (x64)'.B3:'SpamSum (x64)'.B3" chart:label-cell-address="'SpamSum (x64)'.A3:'SpamSum (x64)'.A3" chart:class="chart:bar">
            <chart:data-point/>
          </chart:series>
          <chart:series chart:style-name="ch9" chart:values-cell-range-address="'SpamSum (x64)'.B4:'SpamSum (x64)'.B4" chart:label-cell-address="'SpamSum (x64)'.A4:'SpamSum (x64)'.A4" chart:class="chart:bar">
            <chart:data-point/>
          </chart:series>
          <chart:series chart:style-name="ch10" chart:values-cell-range-address="'SpamSum (x64)'.B5:'SpamSum (x64)'.B5" chart:label-cell-address="'SpamSum (x64)'.A5:'SpamSum (x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x64)'.B1:'SpamSum (x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x64)'.A2:'SpamSum (x64)'.A2</svg:desc>
                </draw:g>
              </table:table-cell>
              <table:table-cell office:value-type="float" office:value="12.12">
                <text:p>12.12</text:p>
                <draw:g>
                  <svg:desc>'SpamSum (x64)'.B2:'SpamSum (x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x64)'.A3:'SpamSum (x64)'.A3</svg:desc>
                </draw:g>
              </table:table-cell>
              <table:table-cell office:value-type="float" office:value="12.02">
                <text:p>12.02</text:p>
                <draw:g>
                  <svg:desc>'SpamSum (x64)'.B3:'SpamSum (x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x64)'.A4:'SpamSum (x64)'.A4</svg:desc>
                </draw:g>
              </table:table-cell>
              <table:table-cell office:value-type="float" office:value="19.3">
                <text:p>19.3</text:p>
                <draw:g>
                  <svg:desc>'SpamSum (x64)'.B4:'SpamSum (x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x64)'.A5:'SpamSum (x64)'.A5</svg:desc>
                </draw:g>
              </table:table-cell>
              <table:table-cell office:value-type="float" office:value="19.54">
                <text:p>19.54</text:p>
                <draw:g>
                  <svg:desc>'SpamSum (x64)'.B5:'SpamSum (x64)'.B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arm64)'.A1:'Checksums (arm64)'.H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Checksums (arm64)'.B1:'Checksums (arm64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hecksums (arm64)'.B2:'Checksums (arm64)'.H2" chart:label-cell-address="'Checksums (arm64)'.A2:'Checksums (arm64)'.A2" chart:class="chart:bar">
            <chart:data-point chart:repeated="7"/>
          </chart:series>
          <chart:series chart:style-name="ch8" chart:values-cell-range-address="'Checksums (arm64)'.B3:'Checksums (arm64)'.H3" chart:label-cell-address="'Checksums (arm64)'.A3:'Checksums (arm64)'.A3" chart:class="chart:bar">
            <chart:data-point chart:repeated="7"/>
          </chart:series>
          <chart:series chart:style-name="ch9" chart:values-cell-range-address="'Checksums (arm64)'.B4:'Checksums (arm64)'.H4" chart:label-cell-address="'Checksums (arm64)'.A4:'Checksums (arm64)'.A4" chart:class="chart:bar">
            <chart:data-point chart:repeated="7"/>
          </chart:series>
          <chart:series chart:style-name="ch10" chart:values-cell-range-address="'Checksums (arm64)'.B5:'Checksums (arm64)'.H5" chart:label-cell-address="'Checksums (arm64)'.A5:'Checksums (arm64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1:'Checksums (arm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64)'.A2:'Checksums (arm64)'.A2</svg:desc>
                </draw:g>
              </table:table-cell>
              <table:table-cell office:value-type="float" office:value="35.512">
                <text:p>35.512</text:p>
                <draw:g>
                  <svg:desc>'Checksums (arm64)'.B2:'Checksums (arm64)'.H2</svg:desc>
                </draw:g>
              </table:table-cell>
              <table:table-cell office:value-type="float" office:value="22.382">
                <text:p>22.382</text:p>
              </table:table-cell>
              <table:table-cell office:value-type="float" office:value="22.93">
                <text:p>22.93</text:p>
              </table:table-cell>
              <table:table-cell office:value-type="float" office:value="22.326">
                <text:p>22.326</text:p>
              </table:table-cell>
              <table:table-cell office:value-type="float" office:value="23.82">
                <text:p>23.82</text:p>
              </table:table-cell>
              <table:table-cell office:value-type="float" office:value="33.788">
                <text:p>33.788</text:p>
              </table:table-cell>
              <table:table-cell office:value-type="float" office:value="34.586">
                <text:p>34.586</text:p>
              </table:table-cell>
            </table:table-row>
            <table:table-row>
              <table:table-cell office:value-type="string">
                <text:p>Aaru</text:p>
                <draw:g>
                  <svg:desc>'Checksums (arm64)'.A3:'Checksums (arm64)'.A3</svg:desc>
                </draw:g>
              </table:table-cell>
              <table:table-cell office:value-type="float" office:value="9.771">
                <text:p>9.771</text:p>
                <draw:g>
                  <svg:desc>'Checksums (arm64)'.B3:'Checksums (arm64)'.H3</svg:desc>
                </draw:g>
              </table:table-cell>
              <table:table-cell office:value-type="float" office:value="16.371">
                <text:p>16.371</text:p>
              </table:table-cell>
              <table:table-cell office:value-type="float" office:value="17.814">
                <text:p>17.814</text:p>
              </table:table-cell>
              <table:table-cell office:value-type="float" office:value="3.923">
                <text:p>3.923</text:p>
              </table:table-cell>
              <table:table-cell office:value-type="float" office:value="16.99">
                <text:p>16.99</text:p>
              </table:table-cell>
              <table:table-cell office:value-type="float" office:value="10.455">
                <text:p>10.455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4:'Checksums (arm64)'.A4</svg:desc>
                </draw:g>
              </table:table-cell>
              <table:table-cell office:value-type="float" office:value="3.633">
                <text:p>3.633</text:p>
                <draw:g>
                  <svg:desc>'Checksums (arm64)'.B4:'Checksums (arm64)'.H4</svg:desc>
                </draw:g>
              </table:table-cell>
              <table:table-cell office:value-type="float" office:value="4.765">
                <text:p>4.765</text:p>
              </table:table-cell>
              <table:table-cell office:value-type="float" office:value="4.853">
                <text:p>4.853</text:p>
              </table:table-cell>
              <table:table-cell office:value-type="float" office:value="3.669">
                <text:p>3.669</text:p>
              </table:table-cell>
              <table:table-cell office:value-type="float" office:value="5.908">
                <text:p>5.908</text:p>
              </table:table-cell>
              <table:table-cell office:value-type="float" office:value="4.537">
                <text:p>4.537</text:p>
              </table:table-cell>
              <table:table-cell office:value-type="float" office:value="4.489">
                <text:p>4.489</text:p>
              </table:table-cell>
            </table:table-row>
            <table:table-row>
              <table:table-cell office:value-type="string">
                <text:p>rhash</text:p>
                <draw:g>
                  <svg:desc>'Checksums (arm64)'.A5:'Checksums (arm64)'.A5</svg:desc>
                </draw:g>
              </table:table-cell>
              <table:table-cell office:value-type="float" office:value="NaN">
                <text:p>NaN</text:p>
                <draw:g>
                  <svg:desc>'Checksums (arm64)'.B5:'Checksums (arm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7">
                <text:p>4.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arm64)'.A9:'Checksums (arm64)'.H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arm64)'.B9:'Checksums (arm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arm64)'.B10:'Checksums (arm64)'.H10" chart:label-cell-address="'Checksums (arm64)'.A10:'Checksums (arm64)'.A10" chart:class="chart:bar">
            <chart:data-point chart:repeated="7"/>
          </chart:series>
          <chart:series chart:style-name="ch8" chart:values-cell-range-address="'Checksums (arm64)'.B11:'Checksums (arm64)'.H11" chart:label-cell-address="'Checksums (arm64)'.A11:'Checksums (arm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9:'Checksums (arm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64)'.A10:'Checksums (arm64)'.A10</svg:desc>
                </draw:g>
              </table:table-cell>
              <table:table-cell office:value-type="float" office:value="3.6344284106028">
                <text:p>3.6344284106028</text:p>
                <draw:g>
                  <svg:desc>'Checksums (arm64)'.B10:'Checksums (arm64)'.H10</svg:desc>
                </draw:g>
              </table:table-cell>
              <table:table-cell office:value-type="float" office:value="1.36717366074156">
                <text:p>1.36717366074156</text:p>
              </table:table-cell>
              <table:table-cell office:value-type="float" office:value="1.28718985067924">
                <text:p>1.28718985067924</text:p>
              </table:table-cell>
              <table:table-cell office:value-type="float" office:value="5.69105276574051">
                <text:p>5.69105276574051</text:p>
              </table:table-cell>
              <table:table-cell office:value-type="float" office:value="1.40200117716304">
                <text:p>1.40200117716304</text:p>
              </table:table-cell>
              <table:table-cell office:value-type="float" office:value="3.23175514108082">
                <text:p>3.23175514108082</text:p>
              </table:table-cell>
              <table:table-cell office:value-type="float" office:value="3.61022964509395">
                <text:p>3.61022964509395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11:'Checksums (arm64)'.A11</svg:desc>
                </draw:g>
              </table:table-cell>
              <table:table-cell office:value-type="float" office:value="9.77484172859895">
                <text:p>9.77484172859895</text:p>
                <draw:g>
                  <svg:desc>'Checksums (arm64)'.B11:'Checksums (arm64)'.H11</svg:desc>
                </draw:g>
              </table:table-cell>
              <table:table-cell office:value-type="float" office:value="4.69716684155299">
                <text:p>4.69716684155299</text:p>
              </table:table-cell>
              <table:table-cell office:value-type="float" office:value="4.72491242530394">
                <text:p>4.72491242530394</text:p>
              </table:table-cell>
              <table:table-cell office:value-type="float" office:value="6.08503679476697">
                <text:p>6.08503679476697</text:p>
              </table:table-cell>
              <table:table-cell office:value-type="float" office:value="4.03182125930941">
                <text:p>4.03182125930941</text:p>
              </table:table-cell>
              <table:table-cell office:value-type="float" office:value="7.44721181397399">
                <text:p>7.44721181397399</text:p>
              </table:table-cell>
              <table:table-cell office:value-type="float" office:value="7.70461127199822">
                <text:p>7.704611271998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arm64)'.A1:'Hashes (arm64)'.F4" chart:data-source-has-labels="both" svg:x="1.627cm" svg:y="0.299cm" svg:width="26.36cm" svg:height="14.384cm">
          <chart:coordinate-region svg:x="2.248cm" svg:y="0.498cm" svg:width="25.739cm" svg:height="13.538cm"/>
          <chart:axis chart:dimension="x" chart:name="primary-x" chart:style-name="ch4" chartooo:axis-type="auto">
            <chartooo:date-scale/>
            <chart:categories table:cell-range-address="'Hashes (arm64)'.B1:'Hashes (arm64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Hashes (arm64)'.B2:'Hashes (arm64)'.F2" chart:label-cell-address="'Hashes (arm64)'.A2:'Hashes (arm64)'.A2" chart:class="chart:bar">
            <chart:data-point chart:repeated="5"/>
          </chart:series>
          <chart:series chart:style-name="ch8" chart:values-cell-range-address="'Hashes (arm64)'.B3:'Hashes (arm64)'.F3" chart:label-cell-address="'Hashes (arm64)'.A3:'Hashes (arm64)'.A3" chart:class="chart:bar">
            <chart:data-point chart:repeated="5"/>
          </chart:series>
          <chart:series chart:style-name="ch9" chart:values-cell-range-address="'Hashes (arm64)'.B4:'Hashes (arm64)'.F4" chart:label-cell-address="'Hashes (arm64)'.A4:'Hashes (arm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64)'.B1:'Hashes (arm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64)'.A2:'Hashes (arm64)'.A2</svg:desc>
                </draw:g>
              </table:table-cell>
              <table:table-cell office:value-type="float" office:value="8.102">
                <text:p>8.102</text:p>
                <draw:g>
                  <svg:desc>'Hashes (arm64)'.B2:'Hashes (arm64)'.F2</svg:desc>
                </draw:g>
              </table:table-cell>
              <table:table-cell office:value-type="float" office:value="8.904">
                <text:p>8.904</text:p>
              </table:table-cell>
              <table:table-cell office:value-type="float" office:value="13.41">
                <text:p>13.41</text:p>
              </table:table-cell>
              <table:table-cell office:value-type="float" office:value="10.122">
                <text:p>10.122</text:p>
              </table:table-cell>
              <table:table-cell office:value-type="float" office:value="9.847">
                <text:p>9.847</text:p>
              </table:table-cell>
            </table:table-row>
            <table:table-row>
              <table:table-cell office:value-type="string">
                <text:p>OpenSSL</text:p>
                <draw:g>
                  <svg:desc>'Hashes (arm64)'.A3:'Hashes (arm64)'.A3</svg:desc>
                </draw:g>
              </table:table-cell>
              <table:table-cell office:value-type="float" office:value="8.231">
                <text:p>8.231</text:p>
                <draw:g>
                  <svg:desc>'Hashes (arm64)'.B3:'Hashes (arm64)'.F3</svg:desc>
                </draw:g>
              </table:table-cell>
              <table:table-cell office:value-type="float" office:value="8.723">
                <text:p>8.723</text:p>
              </table:table-cell>
              <table:table-cell office:value-type="float" office:value="13.49">
                <text:p>13.49</text:p>
              </table:table-cell>
              <table:table-cell office:value-type="float" office:value="10.178">
                <text:p>10.178</text:p>
              </table:table-cell>
              <table:table-cell office:value-type="float" office:value="10.091">
                <text:p>10.091</text:p>
              </table:table-cell>
            </table:table-row>
            <table:table-row>
              <table:table-cell office:value-type="string">
                <text:p>rhash</text:p>
                <draw:g>
                  <svg:desc>'Hashes (arm64)'.A4:'Hashes (arm64)'.A4</svg:desc>
                </draw:g>
              </table:table-cell>
              <table:table-cell office:value-type="float" office:value="8.177">
                <text:p>8.177</text:p>
                <draw:g>
                  <svg:desc>'Hashes (arm64)'.B4:'Hashes (arm64)'.F4</svg:desc>
                </draw:g>
              </table:table-cell>
              <table:table-cell office:value-type="float" office:value="8.772">
                <text:p>8.772</text:p>
              </table:table-cell>
              <table:table-cell office:value-type="float" office:value="13.39">
                <text:p>13.39</text:p>
              </table:table-cell>
              <table:table-cell office:value-type="float" office:value="9.738">
                <text:p>9.738</text:p>
              </table:table-cell>
              <table:table-cell office:value-type="float" office:value="9.916">
                <text:p>9.9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